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5" style:family="table-cell" style:data-style-name="N0"/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2542496" text:id="ct112542496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2955160" text:id="ct112955160">
          <text:insertion>
            <office:change-info>
              <dc:creator>Luc Saffre</dc:creator>
              <dc:date>2012-05-07T06:35:00</dc:date>
            </office:change-info>
          </text:insertion>
        </text:changed-region>
        <text:changed-region xml:id="ct112955304" text:id="ct112955304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2969960" text:id="ct11296996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70208" text:id="ct11297020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70600" text:id="ct112970600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2970784" text:id="ct11297078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71176" text:id="ct11297117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71360" text:id="ct11297136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71832" text:id="ct11297183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972016" text:id="ct11297201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72408" text:id="ct11297240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72592" text:id="ct11297259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72984" text:id="ct11297298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73168" text:id="ct1129731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73560" text:id="ct11297356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2973744" text:id="ct112973744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2974136" text:id="ct11297413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74320" text:id="ct11297432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83376" text:id="ct112983376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7277496" text:id="ct117277496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7278096" text:id="ct117278096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272434496" text:id="ct272434496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272434192" text:id="ct272434192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6696952" text:id="ct116696952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6830664" text:id="ct116830664">
          <text:insertion>
            <office:change-info>
              <dc:creator>Luc Saffre</dc:creator>
              <dc:date>2012-05-12T15:32:00</dc:date>
            </office:change-info>
          </text:insertion>
        </text:changed-region>
        <text:changed-region xml:id="ct113021408" text:id="ct113021408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3015328" text:id="ct113015328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nanzielle Situation / <text:change-start text:change-id="ct112542496"/>self<text:change-end text:change-id="ct112542496"/></text:h>
      <text:h text:style-name="Heading_20_2" text:outline-level="2">Allgemeine Auskünfte</text:h>
      <text:p text:style-name="Text_20_body">Haushalt: <text:change-start text:change-id="ct112955160"/>self.actor1.household.address(', ')<text:change-end text:change-id="ct112955160"/> (<text:change-start text:change-id="ct112955304"/>self.actor1.household.type<text:change-end text:change-id="ct112955304"/>)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change-start text:change-id="ct112969960"/>self.actor2.header<text:change-end text:change-id="ct112969960"/></text:p>
          </table:table-cell>
          <table:table-cell table:style-name="Table1.A1" office:value-type="string">
            <text:p text:style-name="P4"><text:change-start text:change-id="ct112970208"/>self.actor3.header<text:change-end text:change-id="ct112970208"/></text:p>
          </table:table-cell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2970600"/>self.actor2.person<text:change-end text:change-id="ct112970600"/></text:p>
          </table:table-cell>
          <table:table-cell table:style-name="Table1.A1" office:value-type="string">
            <text:p text:style-name="P4"><text:change-start text:change-id="ct112970784"/>self.actor3.person<text:change-end text:change-id="ct112970784"/></text:p>
          </table:table-cell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2971176"/>self.actor2.partner.address_location(', ')<text:change-end text:change-id="ct112971176"/></text:p>
          </table:table-cell>
          <table:table-cell table:style-name="Table1.A1" office:value-type="string">
            <text:p text:style-name="P4"><text:change-start text:change-id="ct112971360"/>self.actor3.partner.address_location(', ')<text:change-end text:change-id="ct112971360"/></text:p>
          </table:table-cell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2971832"/>self.actor2.partner.phone<text:change-end text:change-id="ct112971832"/></text:p>
          </table:table-cell>
          <table:table-cell table:style-name="Table1.A1" office:value-type="string">
            <text:p text:style-name="Table_20_Contents"><text:change-start text:change-id="ct112972016"/>self.actor3.partner.phone<text:change-end text:change-id="ct112972016"/></text:p>
          </table:table-cell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><text:change-start text:change-id="ct112972408"/>self.actor2.partner.email<text:change-end text:change-id="ct112972408"/></text:p>
          </table:table-cell>
          <table:table-cell table:style-name="Table1.A1" office:value-type="string">
            <text:p text:style-name="P4"><text:change-start text:change-id="ct112972592"/>self.actor3.partner.email<text:change-end text:change-id="ct112972592"/>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2972984"/>dtos(self.actor2.person.birth_date)<text:change-end text:change-id="ct112972984"/></text:p>
          </table:table-cell>
          <table:table-cell table:style-name="Table1.A1" office:value-type="string">
            <text:p text:style-name="Table_20_Contents"><text:change-start text:change-id="ct112973168"/>dtos(self.actor3.person.birth_date)<text:change-end text:change-id="ct112973168"/></text:p>
          </table:table-cell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<text:change-start text:change-id="ct112973560"/>self.actor2.remark<text:change-end text:change-id="ct112973560"/></text:p>
          </table:table-cell>
          <table:table-cell table:style-name="Table1.A1" office:value-type="string">
            <text:p text:style-name="P4"><text:change-start text:change-id="ct112973744"/>self.actor3.remark<text:change-end text:change-id="ct112973744"/></text:p>
          </table:table-cell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2974136"/>self.actor2.person.civil_state<text:change-end text:change-id="ct112974136"/></text:p>
          </table:table-cell>
          <table:table-cell table:style-name="Table1.A1" office:value-type="string">
            <text:p text:style-name="P4"><text:change-start text:change-id="ct112974320"/>self.actor3.person.civil_state<text:change-end text:change-id="ct112974320"/></text:p>
          </table:table-cell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2983376"/>group<text:change-end text:change-id="ct112983376"/></text:h>
        <text:p text:style-name="Text_20_body">bla<office:annotation><dc:creator>Luc Saffre</dc:creator><dc:date>2012-04-21T22:46:05.07</dc:date><text:p text:style-name="P7"><text:span text:style-name="T2">do section for group in self.account_groups('IEALC')</text:span></text:p></office:annotation> <office:annotation><dc:creator>Luc Saffre</dc:creator><dc:date>2012-04-21T23:35:34.09</dc:date><text:p text:style-name="P7"><text:span text:style-name="T2">do text</text:span></text:p><text:p text:style-name="P7"><text:span text:style-name="T2">from table(ar.spawn('debts.EntriesSummaryByBudget', master_instance=self, account__group=group))</text:span></text:p></office:annotation></text:p>
        <text:p text:style-name="Text_20_body"/>
      </text:section>
      <text:p text:style-name="Standard"/>
      <text:section text:style-name="Sect2" text:name="Section2">
        <text:h text:style-name="Heading_20_2" text:outline-level="2">group<office:annotation><dc:creator>Luc Saffre</dc:creator><dc:date>2012-05-12T01:54:21.09</dc:date><text:p text:style-name="P7"><text:span text:style-name="T2">do section for group in []</text:span></text:p></office:annotation></text:h>
        <text:p text:style-name="Standard"><office:annotation><dc:creator>Luc Saffre</dc:creator><dc:date>2012-04-26T17:03:49.09</dc:date><text:p text:style-name="P7"><text:span text:style-name="T2">do text</text:span></text:p><text:p text:style-name="P7"><text:span text:style-name="T2">from table(ar.spawn('debts.DebtsSummaryByBudget',master_instance=self,account__group=group))</text:span></text:p></office:annotation>bla</text:p>
        <text:p text:style-name="Standard"/>
        <text:p text:style-name="Standard"/>
      </text:section>
      <text:p text:style-name="Standard"/>
      <text:h text:style-name="Heading_20_2" text:outline-level="2">Zusammenfassung</text:h>
      <text:p text:style-name="Standard"/>
      <table:table table:name="Table2" table:style-name="Table2">
        <table:table-column table:style-name="Table2.A" table:number-columns-repeated="2"/>
        <table:table-row>
          <table:table-cell office:value-type="string">
            <text:p text:style-name="Standard">Monatliche Einkünfte</text:p>
          </table:table-cell>
          <table:table-cell office:value-type="string">
            <text:p text:style-name="P2"><text:change-start text:change-id="ct117277496"/>mtos(self.msum('amount','I'))<text:change-end text:change-id="ct117277496"/></text:p>
          </table:table-cell>
        </table:table-row>
        <table:table-row>
          <table:table-cell office:value-type="string">
            <text:p text:style-name="Standard">Monatliche Ausgaben</text:p>
          </table:table-cell>
          <table:table-cell office:value-type="string">
            <text:p text:style-name="P2"><text:change-start text:change-id="ct117278096"/>mtos(self.msum('amount','E'))<text:change-end text:change-id="ct117278096"/></text:p>
          </table:table-cell>
        </table:table-row>
        <table:table-row>
          <table:table-cell office:value-type="string">
            <text:p text:style-name="Standard">Monatliche Reserve für jährliche Ausgaben</text:p>
          </table:table-cell>
          <table:table-cell office:value-type="string">
            <text:p text:style-name="P2"><text:change-start text:change-id="ct272434496"/>mtos(self.ysum('amount','E')/12)<text:change-end text:change-id="ct272434496"/></text:p>
          </table:table-cell>
        </table:table-row>
        <table:table-row>
          <table:table-cell office:value-type="string">
            <text:p text:style-name="Standard">Raten der laufenden Kredite</text:p>
          </table:table-cell>
          <table:table-cell office:value-type="string">
            <text:p text:style-name="P2"><text:change-start text:change-id="ct272434192"/>mtos(self.sum('monthly_rate','L'))<text:change-end text:change-id="ct272434192"/></text:p>
          </table:table-cell>
        </table:table-row>
        <table:table-row>
          <table:table-cell office:value-type="string">
            <text:p text:style-name="Standard">Restbetrag für Kredite und Zahlungsrückstände</text:p>
          </table:table-cell>
          <table:table-cell table:style-name="Table2.B5" table:formula="ooow:sum&lt;B1:B4&gt;" office:value-type="float" office:value="0">
            <text:p text:style-name="P2">0</text:p>
          </table:table-cell>
        </table:table-row>
      </table:table>
      <text:p text:style-name="Standard"/>
      <text:p text:style-name="Standard">Jährliche Ausgaben : <text:change-start text:change-id="ct116696952"/>mtos(self.ysum('amount','E'))<text:change-end text:change-id="ct116696952"/></text:p>
      <text:p text:style-name="Standard"/>
      <text:p text:style-name="Standard">Total Kredite / Schulden : <text:change-start text:change-id="ct116830664"/>mtos(self.sum('amount','L'))<text:change-end text:change-id="ct116830664"/></text:p>
      <text:p text:style-name="Standard"/>
      <text:p text:style-name="Standard">Name des Schuldnerberaters: <text:change-start text:change-id="ct113021408"/>self.user<text:change-end text:change-id="ct113021408"/></text:p>
      <text:p text:style-name="Standard">Datum des Ausdrucks: dtosl(self.date)</text:p>
      <text:p text:style-name="Standard"/>
      <text:p text:style-name="Standard"><text:change-start text:change-id="ct113015328"/><text:soft-page-break/>self.intro<text:change-end text:change-id="ct113015328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5-12T15:32:59.31">12.05.12</text:date></text:span><text:span text:style-name="T1"> um </text:span><text:span text:style-name="T1"><text:time style:data-style-name="N41" text:time-value="2012-05-12T15:32:59.31">15:32:56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5-12T15:32:59.17</dc:date>
    <dc:creator>Luc Saffre</dc:creator>
    <meta:editing-duration>PT14H2M56S</meta:editing-duration>
    <meta:editing-cycles>59</meta:editing-cycles>
    <meta:generator>LibreOffice/3.4$Win32 LibreOffice_project/340m1$Build-402</meta:generator>
    <meta:document-statistic meta:table-count="2" meta:image-count="0" meta:object-count="0" meta:page-count="2" meta:paragraph-count="51" meta:word-count="97" meta:character-count="1209" meta:non-whitespace-character-count="1164"/>
  </office:meta>
</office:document-meta>
</file>